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268cm" svg:height="6.735cm" svg:x="4.132cm" svg:y="2.26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317cm" svg:height="0.962cm" svg:x="4.183cm" svg:y="2.338cm">
          <draw:text-box>
            <text:p>X86 Linux</text:p>
          </draw:text-box>
        </draw:frame>
        <draw:custom-shape draw:style-name="gr1" draw:text-style-name="P1" draw:layer="layout" svg:width="6.3cm" svg:height="5.2cm" svg:x="4.5cm" svg:y="3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cm" svg:height="1.55cm" svg:x="4.5cm" svg:y="3.5cm">
          <draw:text-box>
            <text:p>Процесс</text:p>
          </draw:text-box>
        </draw:frame>
        <draw:custom-shape draw:style-name="gr4" draw:text-style-name="P1" xml:id="id3" draw:id="id3" draw:layer="layout" svg:width="5.4cm" svg:height="1.1cm" svg:x="4.8cm" svg:y="4.5cm">
          <text:p text:style-name="P1">Память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4cm" svg:height="1.1cm" svg:x="4.8cm" svg:y="5.9cm">
          <text:p text:style-name="P1">Контекст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cm" svg:height="1.1cm" svg:x="4.8cm" svg:y="7.2cm">
          <text:p text:style-name="P1">Другие ресурсы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3cm" svg:height="1.2cm" svg:x="19.1cm" svg:y="7.5cm">
          <text:p text:style-name="P1">SUSPEND Too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2cm" svg:y1="6.45cm" svg:x2="21.75cm" svg:y2="7.5cm" draw:start-shape="id1" draw:start-glue-point="1" draw:end-shape="id2" draw:end-glue-point="0" svg:d="m10200 6450h11550v1050">
          <text:p/>
        </draw:connector>
        <draw:connector draw:style-name="gr5" draw:text-style-name="P1" draw:layer="layout" svg:x1="10.2cm" svg:y1="5.05cm" svg:x2="21.75cm" svg:y2="7.5cm" draw:start-shape="id3" draw:start-glue-point="1" draw:end-shape="id2" draw:end-glue-point="0" svg:d="m10200 5050h11550v2450">
          <text:p/>
        </draw:connector>
        <draw:frame draw:style-name="gr2" draw:layer="layout" svg:width="10.522cm" svg:height="0.962cm" svg:x="11.3cm" svg:y="4.138cm">
          <draw:text-box>
            <text:p>/proc/&lt;pid&gt;/maps, /proc/&lt;pid&gt;/mem</text:p>
          </draw:text-box>
        </draw:frame>
        <draw:frame draw:style-name="gr2" draw:layer="layout" svg:width="7.347cm" svg:height="0.962cm" svg:x="12.853cm" svg:y="5.538cm">
          <draw:text-box>
            <text:p>PTRACE_GETREGSET</text:p>
          </draw:text-box>
        </draw:frame>
        <draw:custom-shape draw:style-name="gr6" draw:text-style-name="P1" draw:layer="layout" svg:width="4.1cm" svg:height="1cm" svg:x="17.6cm" svg:y="11.2cm">
          <text:p text:style-name="P1">memory.im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cm" svg:height="1cm" svg:x="21.892cm" svg:y="11.197cm">
          <text:p text:style-name="P1">registers.im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4cm" svg:height="1cm" svg:x="17.6cm" svg:y="12.3cm">
          <text:p text:style-name="P1">0x00000000-0xffffffff.im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9cm" svg:height="4.4cm" svg:x="17.3cm" svg:y="9.9cm">
          <text:p/>
          <draw:enhanced-geometry svg:viewBox="0 0 21600 21600" draw:type="rectangle" draw:enhanced-path="M 0 0 L 21600 0 21600 21600 0 21600 0 0 Z N"/>
        </draw:custom-shape>
        <draw:frame draw:style-name="gr2" xml:id="id5" draw:id="id5" draw:layer="layout" svg:width="1.315cm" svg:height="0.962cm" svg:x="21.085cm" svg:y="13.338cm">
          <draw:text-box>
            <text:p>….</text:p>
          </draw:text-box>
        </draw:frame>
        <draw:connector draw:style-name="gr5" draw:text-style-name="P1" draw:layer="layout" draw:type="line" svg:x1="21.75cm" svg:y1="8.7cm" svg:x2="21.8cm" svg:y2="9.9cm" draw:start-shape="id2" draw:start-glue-point="2" draw:end-shape="id4" draw:end-glue-point="0" svg:d="m21750 8700 50 1200">
          <text:p/>
        </draw:connector>
        <draw:frame draw:style-name="gr7" draw:layer="layout" svg:width="6.1cm" svg:height="1.45cm" svg:x="17.3cm" svg:y="9.9cm">
          <draw:text-box>
            <text:p>Образ процесса</text:p>
          </draw:text-box>
        </draw:frame>
        <draw:custom-shape draw:style-name="gr1" draw:text-style-name="P1" draw:layer="layout" svg:width="7.068cm" svg:height="6.6cm" svg:x="4.232cm" svg:y="11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283cm" svg:height="0.962cm" svg:x="4.283cm" svg:y="11.973cm">
          <draw:text-box>
            <text:p>arm Linux</text:p>
          </draw:text-box>
        </draw:frame>
        <draw:custom-shape draw:style-name="gr1" draw:text-style-name="P1" xml:id="id6" draw:id="id6" draw:layer="layout" svg:width="6cm" svg:height="5.066cm" svg:x="4.5cm" svg:y="13.13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cm" svg:height="1.55cm" svg:x="4.4cm" svg:y="13.134cm">
          <draw:text-box>
            <text:p>QEMU</text:p>
          </draw:text-box>
        </draw:frame>
        <draw:custom-shape draw:style-name="gr4" draw:text-style-name="P1" draw:layer="layout" svg:width="5.6cm" svg:height="1.1cm" svg:x="4.7cm" svg:y="14.234cm">
          <text:p text:style-name="P1">Память QEM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6cm" svg:height="1.1cm" svg:x="4.7cm" svg:y="15.534cm">
          <text:p text:style-name="P1">Память процесса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1.742cm" svg:y1="14.3cm" svg:x2="10.5cm" svg:y2="15.667cm" draw:start-shape="id5" draw:start-glue-point="2" draw:end-shape="id6" draw:end-glue-point="1" svg:d="m21742 14300v1367h-11242">
          <text:p/>
        </draw:connector>
        <draw:custom-shape draw:style-name="gr4" draw:text-style-name="P1" draw:layer="layout" svg:width="5.6cm" svg:height="1.1cm" svg:x="4.7cm" svg:y="16.834cm">
          <text:p text:style-name="P1">Контекст процесса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19T14:27:24</meta:creation-date>
    <dc:date>2013-05-19T14:47:51</dc:date>
    <dc:creator>krinkin </dc:creator>
    <meta:editing-duration>PT4M37S</meta:editing-duration>
    <meta:editing-cycles>1</meta:editing-cycles>
    <meta:document-statistic meta:object-count="27"/>
    <meta:generator>LibreOffice/3.6$Linux_x86 LibreOffice_project/360m1$Build-2</meta:generator>
  </office:meta>
</office:document-meta>
</file>